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85cm" draw:z-index="0"><draw:image xlink:href="../../odt/images/0018.png" xlink:type="simple" xlink:show="embed" xlink:actuate="onLoad"/></draw:frame></text:p>
          </table:table-cell>
          <table:table-cell table:style-name="Table1.B1" office:value-type="string">
            <text:h text:style-name="P4" text:outline-level="1">Из таблицы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221cm" draw:z-index="0"><draw:image xlink:href="../../odt/images/001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на выходе значения таблично заданных от агрумента функций, вычисленных методом линейной интерполяции. Таблица задается в виде текстового файла, где формат каждой строки должен быть следующим:</text:p>
            <text:p text:style-name="P5">&lt;аргумент&gt; <text:s/>&lt;значение функции 1&gt; <text:s/>…. <text:s/>&lt;функции N&gt;</text:p>
            <text:p text:style-name="P5"><text:span text:style-name="T1">Пример</text:span>:</text:p>
            <text:p text:style-name="P5">0.1 <text:s text:c="2"/>1 <text:s text:c="2"/>2 <text:s/>6 <text:s text:c="2"/>9</text:p>
            <text:p text:style-name="P5">0.2 <text:s text:c="2"/>6 <text:s text:c="2"/>3 <text:s text:c="2"/>7 <text:s text:c="2"/>10</text:p>
            <text:p text:style-name="P5">0.3 <text:s text:c="2"/>3 <text:s text:c="2"/>5 <text:s text:c="2"/>3 <text:s text:c="2"/>9</text:p>
            <text:p text:style-name="P5">Файл считывается один раз при инициализации блока, затем интерполяция производится на основании загруженных данных.</text:p>
            <text:p text:style-name="P5"><text:span text:style-name="T1">Свойства</text:span>:</text:p>
            <text:list xml:id="list3179551916855812538" text:style-name="L1">
              <text:list-item>
                <text:p text:style-name="P6">Число функций в файле – количество столбцов значений функций в текстовом файле.</text:p>
              </text:list-item>
              <text:list-item>
                <text:p text:style-name="P6">Имя файла данных – относительный путь к файлу таблицы.</text:p>
              </text:list-item>
              <text:list-item>
                <text:p text:style-name="P6">Коэффициент умножения аргумента – коэффициент, на который умножается модельное время при интерполяци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таблицы</dc:title>
    <dc:date>2012-03-30T11:57:24.62</dc:date>
    <meta:generator>OpenOffice_Beta/4.1.0$Win32 OpenOffice.org_project/410m14$Build-9760</meta:generator>
    <meta:editing-duration>PT6H24M38S</meta:editing-duration>
    <meta:editing-cycles>134</meta:editing-cycles>
    <meta:document-statistic meta:table-count="1" meta:image-count="2" meta:object-count="0" meta:page-count="1" meta:paragraph-count="17" meta:word-count="110" meta:character-count="727"/>
    <meta:user-defined meta:name="Поле 1"/>
    <meta:user-defined meta:name="Поле 2"/>
    <meta:user-defined meta:name="Поле 3"/>
    <meta:user-defined meta:name="Поле 4"/>
  </office:meta>
</office:document-meta>
</file>